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Dictionaries:</text:p>
      <text:p text:style-name="Default_20_Text"><text:s text:c="2"/>myList = {}; append, pop, del etc</text:p>
      <text:p text:style-name="Default_20_Text">Modules: .py file with many functions; dir(&lt;module_name&gt;) will list all the available functions; import &lt;module name&gt;</text:p>
      <text:p text:style-name="Default_20_Text"/>
      <text:p text:style-name="Default_20_Text">Packages : contain one or more modules or packages + _init_.py</text:p>
      <text:p text:style-name="Default_20_Text"><text:tab/>in _init_.py , we can override _all_ = [“sayHello”] to expose only certain modules</text:p>
      <text:p text:style-name="Default_20_Text"><text:tab/>import &lt;package name&gt;.&lt;module name&gt; or from &lt;package&gt; import &lt;module&gt;</text:p>
      <text:p text:style-name="Default_20_Text"/>
      <text:p text:style-name="Default_20_Text">Generators: use yield in a for loop in a function; when yield statement is encountered the execution is returned to the calling function.</text:p>
      <text:p text:style-name="Default_20_Text"/>
      <text:p text:style-name="Default_20_Text">List Comprehensions:</text:p>
      <text:p text:style-name="Default_20_Text">new_list = [int(number) for number in numbers if number&gt;0] :)</text:p>
      <text:p text:style-name="Default_20_Text"/>
      <text:h text:style-name="Heading_20_1" text:outline-level="1"><text:bookmark text:name="inner-text"/>Multiple Function Arguments</text:h>
      <text:p text:style-name="Default_20_Text"/>
      <text:p text:style-name="Default_20_Text">*rest : variable when the number of arguments to a function is not known</text:p>
      <text:p text:style-name="Default_20_Text"/>
      <text:p text:style-name="Preformatted_20_Text"><text:bookmark text:name="inner-text1"/><text:span text:style-name="Source_20_Text">def foo(first, second, third, *therest):</text:span></text:p>
      <text:p text:style-name="Preformatted_20_Text"><text:span text:style-name="Source_20_Text"><text:s text:c="4"/>print "First: %s" % first</text:span></text:p>
      <text:p text:style-name="Preformatted_20_Text"><text:span text:style-name="Source_20_Text"><text:s text:c="4"/>print "Second: %s" % second</text:span></text:p>
      <text:p text:style-name="Preformatted_20_Text"><text:span text:style-name="Source_20_Text"><text:s text:c="4"/>print "Third: %s" % third</text:span></text:p>
      <text:p text:style-name="P1"><text:span text:style-name="Source_20_Text"><text:s text:c="4"/>print "And all the rest... %s" % list(therest)</text:span></text:p>
      <text:p text:style-name="Default_20_Text"><text:bookmark text:name="inner-text2"/>functions arguments by keyword</text:p>
      <text:p text:style-name="Preformatted_20_Text"><text:span text:style-name="Source_20_Text"/></text:p>
      <text:p text:style-name="Preformatted_20_Text"><text:bookmark text:name="inner-text3"/><text:span text:style-name="Source_20_Text">def bar(first, second, third, **options):</text:span></text:p>
      <text:p text:style-name="Preformatted_20_Text"><text:span text:style-name="Source_20_Text"><text:s text:c="4"/>if options.get("action") == "sum":</text:span></text:p>
      <text:p text:style-name="Preformatted_20_Text"><text:span text:style-name="Source_20_Text"><text:s text:c="8"/>print "The sum is: %d" % (first + second + third)</text:span></text:p>
      <text:p text:style-name="Preformatted_20_Text"/>
      <text:p text:style-name="Preformatted_20_Text"><text:span text:style-name="Source_20_Text"><text:s text:c="4"/>if options.get("number") == "first":</text:span></text:p>
      <text:p text:style-name="Preformatted_20_Text"><text:span text:style-name="Source_20_Text"><text:s text:c="8"/>return first</text:span></text:p>
      <text:p text:style-name="Preformatted_20_Text"/>
      <text:p text:style-name="Preformatted_20_Text"><text:span text:style-name="Source_20_Text">result = bar(1, 2, 3, action = "sum", number = "first")</text:span></text:p>
      <text:p text:style-name="P1"><text:span text:style-name="Source_20_Text">print "Result: %d" % result</text:span></text:p>
      <text:p text:style-name="Default_20_Text"/>
      <text:h text:style-name="Heading_20_1" text:outline-level="1"><text:bookmark text:name="inner-text4"/>Regular Expressions</text:h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List" style:family="paragraph" style:parent-style-name="Text_20_Body_20_Single" style:class="list"/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Single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Preformatted_20_Text" style:display-name="Preformatted Text" style:family="paragraph" style:parent-style-name="Default_20_Text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5-06T14:23:51</meta:creation-date>
    <meta:document-statistic meta:table-count="0" meta:image-count="0" meta:object-count="0" meta:page-count="1" meta:paragraph-count="25" meta:word-count="186" meta:character-count="1203"/>
    <dc:date>2014-05-07T12:23:05</dc:date>
    <meta:editing-duration>PT19H59M11S</meta:editing-duration>
    <meta:editing-cycles>1</meta:editing-cycles>
    <meta:generator>IBM_Lotus_Symphony/3.0$Linux OpenOffice.org_project/310m11$Build-9399</meta:generator>
  </office:meta>
</office:document-meta>
</file>